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40.166cm" svg:height="22.047cm" svg:x="6.19cm" svg:y="0.106cm">
            <draw:object draw:notify-on-update-of-ranges="outPut.A1:outPut.A1 outPut.A2:outPut.A368 outPut.B1:outPut.B1 outPut.B2:outPut.B3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oundSteering</text:p>
          </table:table-cell>
          <table:table-cell office:value-type="string" calcext:value-type="string">
            <text:p>Slope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4373" calcext:value-type="float">
            <text:p>0.244373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1304" calcext:value-type="float">
            <text:p>0.19130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1304" calcext:value-type="float">
            <text:p>0.19130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1304" calcext:value-type="float">
            <text:p>0.19130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6581" calcext:value-type="float">
            <text:p>0.19658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78295" calcext:value-type="float">
            <text:p>0.17829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76056" calcext:value-type="float">
            <text:p>0.17605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1258" calcext:value-type="float">
            <text:p>0.20125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1117" calcext:value-type="float">
            <text:p>0.20111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6715" calcext:value-type="float">
            <text:p>0.236715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201754" calcext:value-type="float">
            <text:p>0.201754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208333" calcext:value-type="float">
            <text:p>0.208333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88264" calcext:value-type="float">
            <text:p>0.188264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39535" calcext:value-type="float">
            <text:p>0.139535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54412" calcext:value-type="float">
            <text:p>0.154412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60839" calcext:value-type="float">
            <text:p>0.160839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77632" calcext:value-type="float">
            <text:p>0.177632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0.149949" calcext:value-type="float">
            <text:p>0.149949</text:p>
          </table:table-cell>
          <table:table-cell office:value-type="float" office:value="0.179931" calcext:value-type="float">
            <text:p>0.179931</text:p>
          </table:table-cell>
        </table:table-row>
        <table:table-row table:style-name="ro1">
          <table:table-cell office:value-type="float" office:value="0.149949" calcext:value-type="float">
            <text:p>0.149949</text:p>
          </table:table-cell>
          <table:table-cell office:value-type="float" office:value="0.221557" calcext:value-type="float">
            <text:p>0.221557</text:p>
          </table:table-cell>
        </table:table-row>
        <table:table-row table:style-name="ro1">
          <table:table-cell office:value-type="float" office:value="0.131955" calcext:value-type="float">
            <text:p>0.131955</text:p>
          </table:table-cell>
          <table:table-cell office:value-type="float" office:value="0.201835" calcext:value-type="float">
            <text:p>0.201835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248175" calcext:value-type="float">
            <text:p>0.248175</text:p>
          </table:table-cell>
        </table:table-row>
        <table:table-row table:style-name="ro1">
          <table:table-cell office:value-type="float" office:value="0.0659773" calcext:value-type="float">
            <text:p>0.0659773</text:p>
          </table:table-cell>
          <table:table-cell office:value-type="float" office:value="0.258373" calcext:value-type="float">
            <text:p>0.258373</text:p>
          </table:table-cell>
        </table:table-row>
        <table:table-row table:style-name="ro1"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9845" calcext:value-type="float">
            <text:p>0.0569845</text:p>
          </table:table-cell>
          <table:table-cell office:value-type="float" office:value="0.162791" calcext:value-type="float">
            <text:p>0.162791</text:p>
          </table:table-cell>
        </table:table-row>
        <table:table-row table:style-name="ro1">
          <table:table-cell office:value-type="float" office:value="0.0569845" calcext:value-type="float">
            <text:p>0.0569845</text:p>
          </table:table-cell>
          <table:table-cell office:value-type="float" office:value="0.163743" calcext:value-type="float">
            <text:p>0.163743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202156" calcext:value-type="float">
            <text:p>0.202156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15655" calcext:value-type="float">
            <text:p>0.15655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.207865" calcext:value-type="float">
            <text:p>0.207865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.208817" calcext:value-type="float">
            <text:p>0.208817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.201258" calcext:value-type="float">
            <text:p>0.201258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.218391" calcext:value-type="float">
            <text:p>0.218391</text:p>
          </table:table-cell>
        </table:table-row>
        <table:table-row table:style-name="ro1">
          <table:table-cell office:value-type="float" office:value="0.101967" calcext:value-type="float">
            <text:p>0.101967</text:p>
          </table:table-cell>
          <table:table-cell office:value-type="float" office:value="0.243523" calcext:value-type="float">
            <text:p>0.243523</text:p>
          </table:table-cell>
        </table:table-row>
        <table:table-row table:style-name="ro1">
          <table:table-cell office:value-type="float" office:value="0.11396" calcext:value-type="float">
            <text:p>0.11396</text:p>
          </table:table-cell>
          <table:table-cell office:value-type="float" office:value="0.239819" calcext:value-type="float">
            <text:p>0.239819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.280992" calcext:value-type="float">
            <text:p>0.280992</text:p>
          </table:table-cell>
        </table:table-row>
        <table:table-row table:style-name="ro1">
          <table:table-cell office:value-type="float" office:value="0.11396" calcext:value-type="float">
            <text:p>0.11396</text:p>
          </table:table-cell>
          <table:table-cell office:value-type="float" office:value="0.287671" calcext:value-type="float">
            <text:p>0.287671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.345566" calcext:value-type="float">
            <text:p>0.345566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.789474" calcext:value-type="float">
            <text:p>0.789474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.647059" calcext:value-type="float">
            <text:p>0.64705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97222" calcext:value-type="float">
            <text:p>0.597222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85859" calcext:value-type="float">
            <text:p>0.585859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13951" calcext:value-type="float">
            <text:p>-0.113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179858" calcext:value-type="float">
            <text:p>-0.0179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09744" calcext:value-type="float">
            <text:p>-0.050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3948" calcext:value-type="float">
            <text:p>-0.143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24528" calcext:value-type="float">
            <text:p>0.424528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694" calcext:value-type="float">
            <text:p>-0.14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17778" calcext:value-type="float">
            <text:p>0.417778</text:p>
          </table:table-cell>
        </table:table-row>
        <table:table-row table:style-name="ro1">
          <table:table-cell office:value-type="float" office:value="0.146949" calcext:value-type="float">
            <text:p>0.146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19858" calcext:value-type="float">
            <text:p>0.21985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80723" calcext:value-type="float">
            <text:p>0.18072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7071" calcext:value-type="float">
            <text:p>0.207071</text:p>
          </table:table-cell>
        </table:table-row>
        <table:table-row table:style-name="ro1">
          <table:table-cell office:value-type="float" office:value="0.161943" calcext:value-type="float">
            <text:p>0.161943</text:p>
          </table:table-cell>
          <table:table-cell office:value-type="float" office:value="0.207756" calcext:value-type="float">
            <text:p>0.207756</text:p>
          </table:table-cell>
        </table:table-row>
        <table:table-row table:style-name="ro1">
          <table:table-cell office:value-type="float" office:value="0.143957" calcext:value-type="float">
            <text:p>0.143957</text:p>
          </table:table-cell>
          <table:table-cell office:value-type="float" office:value="0.27896" calcext:value-type="float">
            <text:p>0.27896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228188" calcext:value-type="float">
            <text:p>0.228188</text:p>
          </table:table-cell>
        </table:table-row>
        <table:table-row table:style-name="ro1">
          <table:table-cell office:value-type="float" office:value="0.0569845" calcext:value-type="float">
            <text:p>0.0569845</text:p>
          </table:table-cell>
          <table:table-cell office:value-type="float" office:value="0.240437" calcext:value-type="float">
            <text:p>0.240437</text:p>
          </table:table-cell>
        </table:table-row>
        <table:table-row table:style-name="ro1">
          <table:table-cell office:value-type="float" office:value="0.0269964" calcext:value-type="float">
            <text:p>0.0269964</text:p>
          </table:table-cell>
          <table:table-cell office:value-type="float" office:value="0.268595" calcext:value-type="float">
            <text:p>0.268595</text:p>
          </table:table-cell>
        </table:table-row>
        <table:table-row table:style-name="ro1"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09714" calcext:value-type="float">
            <text:p>0.0809714</text:p>
          </table:table-cell>
          <table:table-cell office:value-type="float" office:value="0.292079" calcext:value-type="float">
            <text:p>0.292079</text:p>
          </table:table-cell>
        </table:table-row>
        <table:table-row table:style-name="ro1">
          <table:table-cell office:value-type="float" office:value="0.0899731" calcext:value-type="float">
            <text:p>0.0899731</text:p>
          </table:table-cell>
          <table:table-cell office:value-type="float" office:value="0.284615" calcext:value-type="float">
            <text:p>0.284615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922" calcext:value-type="float">
            <text:p>0.236922</text:p>
          </table:table-cell>
          <table:table-cell office:value-type="float" office:value="0.16763" calcext:value-type="float">
            <text:p>0.16763</text:p>
          </table:table-cell>
        </table:table-row>
        <table:table-row table:style-name="ro1">
          <table:table-cell office:value-type="float" office:value="0.242914" calcext:value-type="float">
            <text:p>0.242914</text:p>
          </table:table-cell>
          <table:table-cell office:value-type="float" office:value="0.240741" calcext:value-type="float">
            <text:p>0.240741</text:p>
          </table:table-cell>
        </table:table-row>
        <table:table-row table:style-name="ro1">
          <table:table-cell office:value-type="float" office:value="0.0959743" calcext:value-type="float">
            <text:p>0.0959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9946" calcext:value-type="float">
            <text:p>0.0179946</text:p>
          </table:table-cell>
          <table:table-cell office:value-type="float" office:value="0.195489" calcext:value-type="float">
            <text:p>0.195489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0.0509833" calcext:value-type="float">
            <text:p>0.0509833</text:p>
          </table:table-cell>
          <table:table-cell office:value-type="float" office:value="0.167785" calcext:value-type="float">
            <text:p>0.167785</text:p>
          </table:table-cell>
        </table:table-row>
        <table:table-row table:style-name="ro1">
          <table:table-cell office:value-type="float" office:value="0.0509833" calcext:value-type="float">
            <text:p>0.0509833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97" calcext:value-type="float">
            <text:p>0.029997</text:p>
          </table:table-cell>
          <table:table-cell office:value-type="float" office:value="0.137143" calcext:value-type="float">
            <text:p>0.137143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.157143" calcext:value-type="float">
            <text:p>0.157143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18012" calcext:value-type="float">
            <text:p>0.118012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18644" calcext:value-type="float">
            <text:p>0.118644</text:p>
          </table:table-cell>
        </table:table-row>
        <table:table-row table:style-name="ro1">
          <table:table-cell office:value-type="float" office:value="0.131955" calcext:value-type="float">
            <text:p>0.131955</text:p>
          </table:table-cell>
          <table:table-cell office:value-type="float" office:value="0.15534" calcext:value-type="float">
            <text:p>0.15534</text:p>
          </table:table-cell>
        </table:table-row>
        <table:table-row table:style-name="ro1">
          <table:table-cell office:value-type="float" office:value="0.251916" calcext:value-type="float">
            <text:p>0.251916</text:p>
          </table:table-cell>
          <table:table-cell office:value-type="float" office:value="0.139175" calcext:value-type="float">
            <text:p>0.13917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57428" calcext:value-type="float">
            <text:p>0.15742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50602" calcext:value-type="float">
            <text:p>0.150602</text:p>
          </table:table-cell>
        </table:table-row>
        <table:table-row table:style-name="ro1">
          <table:table-cell office:value-type="float" office:value="0.185939" calcext:value-type="float">
            <text:p>0.185939</text:p>
          </table:table-cell>
          <table:table-cell office:value-type="float" office:value="0.186603" calcext:value-type="float">
            <text:p>0.18660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11538" calcext:value-type="float">
            <text:p>0.21153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41709" calcext:value-type="float">
            <text:p>0.341709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98137" calcext:value-type="float">
            <text:p>0.29813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36585" calcext:value-type="float">
            <text:p>0.33658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89941" calcext:value-type="float">
            <text:p>0.289941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41317" calcext:value-type="float">
            <text:p>0.34131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4127" calcext:value-type="float">
            <text:p>0.3412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6036" calcext:value-type="float">
            <text:p>0.36036</text:p>
          </table:table-cell>
        </table:table-row>
        <table:table-row table:style-name="ro1">
          <table:table-cell office:value-type="float" office:value="0.260909" calcext:value-type="float">
            <text:p>0.26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0.361345" calcext:value-type="float">
            <text:p>0.36134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86235" calcext:value-type="float">
            <text:p>0.18623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10526" calcext:value-type="float">
            <text:p>0.210526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03933" calcext:value-type="float">
            <text:p>0.203933</text:p>
          </table:table-cell>
          <table:table-cell office:value-type="float" office:value="0.0965517" calcext:value-type="float">
            <text:p>0.0965517</text:p>
          </table:table-cell>
        </table:table-row>
        <table:table-row table:style-name="ro1">
          <table:table-cell office:value-type="float" office:value="0.200933" calcext:value-type="float">
            <text:p>0.200933</text:p>
          </table:table-cell>
          <table:table-cell office:value-type="float" office:value="0.145078" calcext:value-type="float">
            <text:p>0.145078</text:p>
          </table:table-cell>
        </table:table-row>
        <table:table-row table:style-name="ro1">
          <table:table-cell office:value-type="float" office:value="0.185939" calcext:value-type="float">
            <text:p>0.185939</text:p>
          </table:table-cell>
          <table:table-cell office:value-type="float" office:value="0.134191" calcext:value-type="float">
            <text:p>0.134191</text:p>
          </table:table-cell>
        </table:table-row>
        <table:table-row table:style-name="ro1">
          <table:table-cell office:value-type="float" office:value="0.179937" calcext:value-type="float">
            <text:p>0.179937</text:p>
          </table:table-cell>
          <table:table-cell office:value-type="float" office:value="0.136126" calcext:value-type="float">
            <text:p>0.136126</text:p>
          </table:table-cell>
        </table:table-row>
        <table:table-row table:style-name="ro1">
          <table:table-cell office:value-type="float" office:value="0.221928" calcext:value-type="float">
            <text:p>0.221928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office:value-type="float" office:value="0.128963" calcext:value-type="float">
            <text:p>0.12896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9234" calcext:value-type="float">
            <text:p>0.19923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03933" calcext:value-type="float">
            <text:p>0.203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329457" calcext:value-type="float">
            <text:p>0.329457</text:p>
          </table:table-cell>
        </table:table-row>
        <table:table-row table:style-name="ro1"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51724" calcext:value-type="float">
            <text:p>0.151724</text:p>
          </table:table-cell>
        </table:table-row>
        <table:table-row table:style-name="ro1">
          <table:table-cell office:value-type="float" office:value="-0.0419816" calcext:value-type="float">
            <text:p>-0.041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19355" calcext:value-type="float">
            <text:p>0.41935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61479" calcext:value-type="float">
            <text:p>0.16147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05229" calcext:value-type="float">
            <text:p>0.405229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.545024" calcext:value-type="float">
            <text:p>0.54502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45865" calcext:value-type="float">
            <text:p>0.34586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62069" calcext:value-type="float">
            <text:p>0.362069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23077" calcext:value-type="float">
            <text:p>0.12307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05405" calcext:value-type="float">
            <text:p>0.4054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.455446" calcext:value-type="float">
            <text:p>0.455446</text:p>
          </table:table-cell>
        </table:table-row>
        <table:table-row table:style-name="ro1">
          <table:table-cell office:value-type="float" office:value="0.122962" calcext:value-type="float">
            <text:p>0.122962</text:p>
          </table:table-cell>
          <table:table-cell office:value-type="float" office:value="0.42446" calcext:value-type="float">
            <text:p>0.42446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327801" calcext:value-type="float">
            <text:p>0.327801</text:p>
          </table:table-cell>
        </table:table-row>
        <table:table-row table:style-name="ro1">
          <table:table-cell office:value-type="float" office:value="0.0329887" calcext:value-type="float">
            <text:p>0.0329887</text:p>
          </table:table-cell>
          <table:table-cell office:value-type="float" office:value="0.434211" calcext:value-type="float">
            <text:p>0.434211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.425743" calcext:value-type="float">
            <text:p>0.42574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1405" calcext:value-type="float">
            <text:p>0.2314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86567" calcext:value-type="float">
            <text:p>0.18656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57258" calcext:value-type="float">
            <text:p>0.15725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6726" calcext:value-type="float">
            <text:p>0.16726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160121" calcext:value-type="float">
            <text:p>0.160121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0983607" calcext:value-type="float">
            <text:p>0.0983607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103797" calcext:value-type="float">
            <text:p>0.103797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111857" calcext:value-type="float">
            <text:p>0.111857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209709" calcext:value-type="float">
            <text:p>0.209709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.200883" calcext:value-type="float">
            <text:p>0.200883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-0.0940594" calcext:value-type="float">
            <text:p>-0.0940594</text:p>
          </table:table-cell>
        </table:table-row>
        <table:table-row table:style-name="ro1">
          <table:table-cell office:value-type="float" office:value="0.098966" calcext:value-type="float">
            <text:p>0.098966</text:p>
          </table:table-cell>
          <table:table-cell office:value-type="float" office:value="-0.0857143" calcext:value-type="float">
            <text:p>-0.0857143</text:p>
          </table:table-cell>
        </table:table-row>
        <table:table-row table:style-name="ro1">
          <table:table-cell office:value-type="float" office:value="0.098966" calcext:value-type="float">
            <text:p>0.098966</text:p>
          </table:table-cell>
          <table:table-cell office:value-type="float" office:value="-0.0708502" calcext:value-type="float">
            <text:p>-0.0708502</text:p>
          </table:table-cell>
        </table:table-row>
        <table:table-row table:style-name="ro1">
          <table:table-cell office:value-type="float" office:value="0.182938" calcext:value-type="float">
            <text:p>0.18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2926" calcext:value-type="float">
            <text:p>0.212926</text:p>
          </table:table-cell>
          <table:table-cell office:value-type="float" office:value="-0.0459364" calcext:value-type="float">
            <text:p>-0.045936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-0.0811518" calcext:value-type="float">
            <text:p>-0.081151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-0.0785714" calcext:value-type="float">
            <text:p>-0.078571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00334448" calcext:value-type="float">
            <text:p>0.0033444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89256" calcext:value-type="float">
            <text:p>0.289256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98851" calcext:value-type="float">
            <text:p>0.298851</text:p>
          </table:table-cell>
        </table:table-row>
        <table:table-row table:style-name="ro1">
          <table:table-cell office:value-type="float" office:value="0.242914" calcext:value-type="float">
            <text:p>0.24291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77358" calcext:value-type="float">
            <text:p>0.37735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83871" calcext:value-type="float">
            <text:p>0.283871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53975" calcext:value-type="float">
            <text:p>-0.053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22222" calcext:value-type="float">
            <text:p>0.422222</text:p>
          </table:table-cell>
        </table:table-row>
        <table:table-row table:style-name="ro1">
          <table:table-cell office:value-type="float" office:value="0.188939" calcext:value-type="float">
            <text:p>0.188939</text:p>
          </table:table-cell>
          <table:table-cell office:value-type="float" office:value="0.467033" calcext:value-type="float">
            <text:p>0.46703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04587" calcext:value-type="float">
            <text:p>0.50458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80921" calcext:value-type="float">
            <text:p>-0.180921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269875" calcext:value-type="float">
            <text:p>-0.026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.229814" calcext:value-type="float">
            <text:p>0.22981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56757" calcext:value-type="float">
            <text:p>0.15675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48325" calcext:value-type="float">
            <text:p>0.14832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68831" calcext:value-type="float">
            <text:p>0.168831</text:p>
          </table:table-cell>
        </table:table-row>
        <table:table-row table:style-name="ro1">
          <table:table-cell office:value-type="float" office:value="0.0479916" calcext:value-type="float">
            <text:p>0.0479916</text:p>
          </table:table-cell>
          <table:table-cell office:value-type="float" office:value="0.162667" calcext:value-type="float">
            <text:p>0.162667</text:p>
          </table:table-cell>
        </table:table-row>
        <table:table-row table:style-name="ro1">
          <table:table-cell office:value-type="float" office:value="0.221928" calcext:value-type="float">
            <text:p>0.221928</text:p>
          </table:table-cell>
          <table:table-cell office:value-type="float" office:value="0.237705" calcext:value-type="float">
            <text:p>0.237705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.147541" calcext:value-type="float">
            <text:p>0.147541</text:p>
          </table:table-cell>
        </table:table-row>
        <table:table-row table:style-name="ro1">
          <table:table-cell office:value-type="float" office:value="0.00600117" calcext:value-type="float">
            <text:p>0.00600117</text:p>
          </table:table-cell>
          <table:table-cell office:value-type="float" office:value="0.152985" calcext:value-type="float">
            <text:p>0.152985</text:p>
          </table:table-cell>
        </table:table-row>
        <table:table-row table:style-name="ro1">
          <table:table-cell office:value-type="float" office:value="0.233921" calcext:value-type="float">
            <text:p>0.233921</text:p>
          </table:table-cell>
          <table:table-cell office:value-type="float" office:value="0.236246" calcext:value-type="float">
            <text:p>0.236246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.189974" calcext:value-type="float">
            <text:p>0.189974</text:p>
          </table:table-cell>
        </table:table-row>
        <table:table-row table:style-name="ro1">
          <table:table-cell office:value-type="float" office:value="0.197932" calcext:value-type="float">
            <text:p>0.197932</text:p>
          </table:table-cell>
          <table:table-cell office:value-type="float" office:value="0.111524" calcext:value-type="float">
            <text:p>0.111524</text:p>
          </table:table-cell>
        </table:table-row>
        <table:table-row table:style-name="ro1">
          <table:table-cell office:value-type="float" office:value="0.164943" calcext:value-type="float">
            <text:p>0.164943</text:p>
          </table:table-cell>
          <table:table-cell office:value-type="float" office:value="0.208791" calcext:value-type="float">
            <text:p>0.208791</text:p>
          </table:table-cell>
        </table:table-row>
        <table:table-row table:style-name="ro1">
          <table:table-cell office:value-type="float" office:value="0.164943" calcext:value-type="float">
            <text:p>0.164943</text:p>
          </table:table-cell>
          <table:table-cell office:value-type="float" office:value="0.183727" calcext:value-type="float">
            <text:p>0.183727</text:p>
          </table:table-cell>
        </table:table-row>
        <table:table-row table:style-name="ro1">
          <table:table-cell office:value-type="float" office:value="0.140956" calcext:value-type="float">
            <text:p>0.140956</text:p>
          </table:table-cell>
          <table:table-cell office:value-type="float" office:value="0.156863" calcext:value-type="float">
            <text:p>0.156863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208955" calcext:value-type="float">
            <text:p>0.208955</text:p>
          </table:table-cell>
        </table:table-row>
        <table:table-row table:style-name="ro1"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6347" calcext:value-type="float">
            <text:p>0.19634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2291" calcext:value-type="float">
            <text:p>0.242291</text:p>
          </table:table-cell>
        </table:table-row>
        <table:table-row table:style-name="ro1">
          <table:table-cell office:value-type="float" office:value="0.0899731" calcext:value-type="float">
            <text:p>0.0899731</text:p>
          </table:table-cell>
          <table:table-cell office:value-type="float" office:value="0.251799" calcext:value-type="float">
            <text:p>0.251799</text:p>
          </table:table-cell>
        </table:table-row>
        <table:table-row table:style-name="ro1">
          <table:table-cell office:value-type="float" office:value="0.185939" calcext:value-type="float">
            <text:p>0.185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945" calcext:value-type="float">
            <text:p>0.173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9839" calcext:value-type="float">
            <text:p>0.0539839</text:p>
          </table:table-cell>
          <table:table-cell office:value-type="float" office:value="0.869565" calcext:value-type="float">
            <text:p>0.86956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239914" calcext:value-type="float">
            <text:p>-0.239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37947" calcext:value-type="float">
            <text:p>-0.137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52941" calcext:value-type="float">
            <text:p>-0.15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14994" calcext:value-type="float">
            <text:p>-0.01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89571" calcext:value-type="float">
            <text:p>-0.0989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5405" calcext:value-type="float">
            <text:p>0.205405</text:p>
          </table:table-cell>
        </table:table-row>
        <table:table-row table:style-name="ro1">
          <table:table-cell office:value-type="float" office:value="-0.0599762" calcext:value-type="float">
            <text:p>-0.0599762</text:p>
          </table:table-cell>
          <table:table-cell office:value-type="float" office:value="0.210526" calcext:value-type="float">
            <text:p>0.210526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.136095" calcext:value-type="float">
            <text:p>0.13609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70213" calcext:value-type="float">
            <text:p>0.170213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73529" calcext:value-type="float">
            <text:p>0.17352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67109" calcext:value-type="float">
            <text:p>0.16710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9026" calcext:value-type="float">
            <text:p>0.209026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08678" calcext:value-type="float">
            <text:p>0.20867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91781" calcext:value-type="float">
            <text:p>0.191781</text:p>
          </table:table-cell>
        </table:table-row>
        <table:table-row table:style-name="ro1">
          <table:table-cell office:value-type="float" office:value="0.257917" calcext:value-type="float">
            <text:p>0.257917</text:p>
          </table:table-cell>
          <table:table-cell office:value-type="float" office:value="0.211921" calcext:value-type="float">
            <text:p>0.21192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2236" calcext:value-type="float">
            <text:p>0.242236</text:p>
          </table:table-cell>
        </table:table-row>
        <table:table-row table:style-name="ro1">
          <table:table-cell office:value-type="float" office:value="0.272911" calcext:value-type="float">
            <text:p>0.272911</text:p>
          </table:table-cell>
          <table:table-cell office:value-type="float" office:value="0.244565" calcext:value-type="float">
            <text:p>0.24456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35023" calcext:value-type="float">
            <text:p>0.235023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65252" calcext:value-type="float">
            <text:p>0.265252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320574" calcext:value-type="float">
            <text:p>0.32057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64754" calcext:value-type="float">
            <text:p>0.36475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.206522" calcext:value-type="float">
            <text:p>0.206522</text:p>
          </table:table-cell>
        </table:table-row>
        <table:table-row table:style-name="ro1">
          <table:table-cell office:value-type="float" office:value="0.137956" calcext:value-type="float">
            <text:p>0.137956</text:p>
          </table:table-cell>
          <table:table-cell office:value-type="float" office:value="0.21608" calcext:value-type="float">
            <text:p>0.21608</text:p>
          </table:table-cell>
        </table:table-row>
        <table:table-row table:style-name="ro1">
          <table:table-cell office:value-type="float" office:value="0.137956" calcext:value-type="float">
            <text:p>0.137956</text:p>
          </table:table-cell>
          <table:table-cell office:value-type="float" office:value="0.217195" calcext:value-type="float">
            <text:p>0.217195</text:p>
          </table:table-cell>
        </table:table-row>
        <table:table-row table:style-name="ro1">
          <table:table-cell office:value-type="float" office:value="0.134955" calcext:value-type="float">
            <text:p>0.134955</text:p>
          </table:table-cell>
          <table:table-cell office:value-type="float" office:value="0.229249" calcext:value-type="float">
            <text:p>0.229249</text:p>
          </table:table-cell>
        </table:table-row>
        <table:table-row table:style-name="ro1">
          <table:table-cell office:value-type="float" office:value="0.143957" calcext:value-type="float">
            <text:p>0.14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79104" calcext:value-type="float">
            <text:p>0.17910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2982" calcext:value-type="float">
            <text:p>0.192982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962" calcext:value-type="float">
            <text:p>0.12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6246" calcext:value-type="float">
            <text:p>0.23624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6246" calcext:value-type="float">
            <text:p>0.23624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50641" calcext:value-type="float">
            <text:p>0.15064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6246" calcext:value-type="float">
            <text:p>0.23624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6246" calcext:value-type="float">
            <text:p>0.23624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51613" calcext:value-type="float">
            <text:p>0.15161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301" calcext:value-type="float">
            <text:p>0.2330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301" calcext:value-type="float">
            <text:p>0.2330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5955" calcext:value-type="float">
            <text:p>0.2459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5955" calcext:value-type="float">
            <text:p>0.2459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5955" calcext:value-type="float">
            <text:p>0.2459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5955" calcext:value-type="float">
            <text:p>0.2459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5955" calcext:value-type="float">
            <text:p>0.2459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5955" calcext:value-type="float">
            <text:p>0.2459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2718" calcext:value-type="float">
            <text:p>0.24271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2718" calcext:value-type="float">
            <text:p>0.24271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2258" calcext:value-type="float">
            <text:p>0.23225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5484" calcext:value-type="float">
            <text:p>0.23548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1935" calcext:value-type="float">
            <text:p>0.24193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1935" calcext:value-type="float">
            <text:p>0.24193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3871" calcext:value-type="float">
            <text:p>0.23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5T17:50:46.958729246</dc:date>
    <meta:editing-duration>PT8M17S</meta:editing-duration>
    <meta:editing-cycles>1</meta:editing-cycles>
    <meta:document-statistic meta:table-count="1" meta:cell-count="73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167cm" svg:height="22.048cm" xlink:href=".." xlink:type="simple" chart:class="chart:line" chart:style-name="ch1">
        <chart:legend chart:legend-position="end" svg:x="36.442cm" svg:y="10.476cm" style:legend-expansion="high" chart:style-name="ch2"/>
        <chart:plot-area chart:style-name="ch3" table:cell-range-address="outPut.A1:outPut.B368" chart:data-source-has-labels="row" svg:x="0.752cm" svg:y="0.412cm" svg:width="34.941cm" svg:height="21.167cm">
          <chartooo:coordinate-region svg:x="1.585cm" svg:y="0.611cm" svg:width="34.108cm" svg:height="20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A2:outPut.A368" chart:label-cell-address="outPut.A1:outPut.A1" chart:class="chart:line">
            <chart:data-point chart:repeated="367"/>
          </chart:series>
          <chart:series chart:style-name="ch7" chart:values-cell-range-address="outPut.B2:outPut.B368" chart:label-cell-address="outPut.B1:outPut.B1" chart:class="chart:line">
            <chart:data-point chart:repeated="3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undSteering</text:p>
                <draw:g>
                  <svg:desc>outPut.A1:outPut.A1</svg:desc>
                </draw:g>
              </table:table-cell>
              <table:table-cell office:value-type="string">
                <text:p>Slope</text:p>
                <draw:g>
                  <svg:desc>outPut.B1:outPu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outPut.A2:outPut.A368</svg:desc>
                </draw:g>
              </table:table-cell>
              <table:table-cell office:value-type="float" office:value="0.244373">
                <text:p>0.244373</text:p>
                <draw:g>
                  <svg:desc>outPut.B2:outPut.B3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">
                <text:p>-0</text:p>
              </table:table-cell>
              <table:table-cell office:value-type="float" office:value="0.191304">
                <text:p>0.191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0.191304">
                <text:p>0.191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0.191304">
                <text:p>0.191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">
                <text:p>-0</text:p>
              </table:table-cell>
              <table:table-cell office:value-type="float" office:value="0.196581">
                <text:p>0.1965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0.181818">
                <text:p>0.181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">
                <text:p>-0</text:p>
              </table:table-cell>
              <table:table-cell office:value-type="float" office:value="0.178295">
                <text:p>0.178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">
                <text:p>-0</text:p>
              </table:table-cell>
              <table:table-cell office:value-type="float" office:value="0.176056">
                <text:p>0.176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">
                <text:p>-0</text:p>
              </table:table-cell>
              <table:table-cell office:value-type="float" office:value="0.201258">
                <text:p>0.2012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">
                <text:p>-0</text:p>
              </table:table-cell>
              <table:table-cell office:value-type="float" office:value="0.201117">
                <text:p>0.201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0.236715">
                <text:p>0.2367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19785">
                <text:p>0.0719785</text:p>
              </table:table-cell>
              <table:table-cell office:value-type="float" office:value="0.201754">
                <text:p>0.201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19785">
                <text:p>0.0719785</text:p>
              </table:table-cell>
              <table:table-cell office:value-type="float" office:value="0.208333">
                <text:p>0.208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88264">
                <text:p>0.188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39535">
                <text:p>0.139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54412">
                <text:p>0.154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60839">
                <text:p>0.160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77632">
                <text:p>0.177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9949">
                <text:p>0.149949</text:p>
              </table:table-cell>
              <table:table-cell office:value-type="float" office:value="0.179931">
                <text:p>0.179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9949">
                <text:p>0.149949</text:p>
              </table:table-cell>
              <table:table-cell office:value-type="float" office:value="0.221557">
                <text:p>0.2215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1955">
                <text:p>0.131955</text:p>
              </table:table-cell>
              <table:table-cell office:value-type="float" office:value="0.201835">
                <text:p>0.201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48175">
                <text:p>0.248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59773">
                <text:p>0.0659773</text:p>
              </table:table-cell>
              <table:table-cell office:value-type="float" office:value="0.258373">
                <text:p>0.258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69845">
                <text:p>0.0569845</text:p>
              </table:table-cell>
              <table:table-cell office:value-type="float" office:value="0.162791">
                <text:p>0.1627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69845">
                <text:p>0.0569845</text:p>
              </table:table-cell>
              <table:table-cell office:value-type="float" office:value="0.163743">
                <text:p>0.163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02156">
                <text:p>0.2021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5655">
                <text:p>0.156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07865">
                <text:p>0.2078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08817">
                <text:p>0.2088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01258">
                <text:p>0.2012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18391">
                <text:p>0.2183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1967">
                <text:p>0.101967</text:p>
              </table:table-cell>
              <table:table-cell office:value-type="float" office:value="0.243523">
                <text:p>0.2435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396">
                <text:p>0.11396</text:p>
              </table:table-cell>
              <table:table-cell office:value-type="float" office:value="0.239819">
                <text:p>0.239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0968">
                <text:p>0.110968</text:p>
              </table:table-cell>
              <table:table-cell office:value-type="float" office:value="0.280992">
                <text:p>0.2809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96">
                <text:p>0.11396</text:p>
              </table:table-cell>
              <table:table-cell office:value-type="float" office:value="0.287671">
                <text:p>0.2876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0968">
                <text:p>0.110968</text:p>
              </table:table-cell>
              <table:table-cell office:value-type="float" office:value="0.345566">
                <text:p>0.3455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0968">
                <text:p>0.110968</text:p>
              </table:table-cell>
              <table:table-cell office:value-type="float" office:value="0.789474">
                <text:p>0.789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0968">
                <text:p>0.110968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0968">
                <text:p>0.11096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0968">
                <text:p>0.110968</text:p>
              </table:table-cell>
              <table:table-cell office:value-type="float" office:value="0.647059">
                <text:p>0.6470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">
                <text:p>-0</text:p>
              </table:table-cell>
              <table:table-cell office:value-type="float" office:value="0.597222">
                <text:p>0.597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">
                <text:p>-0</text:p>
              </table:table-cell>
              <table:table-cell office:value-type="float" office:value="0.585859">
                <text:p>0.585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13951">
                <text:p>-0.11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79858">
                <text:p>-0.0179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09744">
                <text:p>-0.0509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899643">
                <text:p>-0.0899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43948">
                <text:p>-0.1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8593">
                <text:p>-0.1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8593">
                <text:p>-0.1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899643">
                <text:p>-0.0899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">
                <text:p>-0</text:p>
              </table:table-cell>
              <table:table-cell office:value-type="float" office:value="0.424528">
                <text:p>0.4245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4694">
                <text:p>-0.14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">
                <text:p>-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">
                <text:p>-0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">
                <text:p>-0</text:p>
              </table:table-cell>
              <table:table-cell office:value-type="float" office:value="0.417778">
                <text:p>0.417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6949">
                <text:p>0.146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">
                <text:p>-0</text:p>
              </table:table-cell>
              <table:table-cell office:value-type="float" office:value="0.219858">
                <text:p>0.219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">
                <text:p>-0</text:p>
              </table:table-cell>
              <table:table-cell office:value-type="float" office:value="0.180723">
                <text:p>0.1807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">
                <text:p>-0</text:p>
              </table:table-cell>
              <table:table-cell office:value-type="float" office:value="0.207071">
                <text:p>0.2070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1943">
                <text:p>0.161943</text:p>
              </table:table-cell>
              <table:table-cell office:value-type="float" office:value="0.207756">
                <text:p>0.2077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3957">
                <text:p>0.143957</text:p>
              </table:table-cell>
              <table:table-cell office:value-type="float" office:value="0.27896">
                <text:p>0.27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28188">
                <text:p>0.228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69845">
                <text:p>0.0569845</text:p>
              </table:table-cell>
              <table:table-cell office:value-type="float" office:value="0.240437">
                <text:p>0.2404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69964">
                <text:p>0.0269964</text:p>
              </table:table-cell>
              <table:table-cell office:value-type="float" office:value="0.268595">
                <text:p>0.268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09714">
                <text:p>0.0809714</text:p>
              </table:table-cell>
              <table:table-cell office:value-type="float" office:value="0.292079">
                <text:p>0.2920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9731">
                <text:p>0.0899731</text:p>
              </table:table-cell>
              <table:table-cell office:value-type="float" office:value="0.284615">
                <text:p>0.284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6922">
                <text:p>0.236922</text:p>
              </table:table-cell>
              <table:table-cell office:value-type="float" office:value="0.16763">
                <text:p>0.16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2914">
                <text:p>0.242914</text:p>
              </table:table-cell>
              <table:table-cell office:value-type="float" office:value="0.240741">
                <text:p>0.2407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59743">
                <text:p>0.0959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79946">
                <text:p>0.0179946</text:p>
              </table:table-cell>
              <table:table-cell office:value-type="float" office:value="0.195489">
                <text:p>0.1954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20023">
                <text:p>0.0120023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9833">
                <text:p>0.0509833</text:p>
              </table:table-cell>
              <table:table-cell office:value-type="float" office:value="0.167785">
                <text:p>0.1677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09833">
                <text:p>0.0509833</text:p>
              </table:table-cell>
              <table:table-cell office:value-type="float" office:value="0.181818">
                <text:p>0.181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9997">
                <text:p>0.029997</text:p>
              </table:table-cell>
              <table:table-cell office:value-type="float" office:value="0.137143">
                <text:p>0.13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20023">
                <text:p>0.0120023</text:p>
              </table:table-cell>
              <table:table-cell office:value-type="float" office:value="0.157143">
                <text:p>0.157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">
                <text:p>-0</text:p>
              </table:table-cell>
              <table:table-cell office:value-type="float" office:value="0.118012">
                <text:p>0.1180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">
                <text:p>-0</text:p>
              </table:table-cell>
              <table:table-cell office:value-type="float" office:value="0.118644">
                <text:p>0.1186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1955">
                <text:p>0.131955</text:p>
              </table:table-cell>
              <table:table-cell office:value-type="float" office:value="0.15534">
                <text:p>0.155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51916">
                <text:p>0.251916</text:p>
              </table:table-cell>
              <table:table-cell office:value-type="float" office:value="0.139175">
                <text:p>0.139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90888">
                <text:p>0.290888</text:p>
              </table:table-cell>
              <table:table-cell office:value-type="float" office:value="0.157428">
                <text:p>0.157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90888">
                <text:p>0.290888</text:p>
              </table:table-cell>
              <table:table-cell office:value-type="float" office:value="0.150602">
                <text:p>0.1506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85939">
                <text:p>0.185939</text:p>
              </table:table-cell>
              <table:table-cell office:value-type="float" office:value="0.186603">
                <text:p>0.1866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">
                <text:p>-0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">
                <text:p>-0</text:p>
              </table:table-cell>
              <table:table-cell office:value-type="float" office:value="0.211538">
                <text:p>0.2115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">
                <text:p>-0</text:p>
              </table:table-cell>
              <table:table-cell office:value-type="float" office:value="0.341709">
                <text:p>0.3417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90888">
                <text:p>0.290888</text:p>
              </table:table-cell>
              <table:table-cell office:value-type="float" office:value="0.298137">
                <text:p>0.2981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">
                <text:p>-0</text:p>
              </table:table-cell>
              <table:table-cell office:value-type="float" office:value="0.336585">
                <text:p>0.3365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359804">
                <text:p>-0.035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">
                <text:p>-0</text:p>
              </table:table-cell>
              <table:table-cell office:value-type="float" office:value="0.289941">
                <text:p>0.2899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">
                <text:p>-0</text:p>
              </table:table-cell>
              <table:table-cell office:value-type="float" office:value="0.341317">
                <text:p>0.3413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">
                <text:p>-0</text:p>
              </table:table-cell>
              <table:table-cell office:value-type="float" office:value="0.34127">
                <text:p>0.341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">
                <text:p>-0</text:p>
              </table:table-cell>
              <table:table-cell office:value-type="float" office:value="0.36036">
                <text:p>0.360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60909">
                <text:p>0.26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04958">
                <text:p>-0.104958</text:p>
              </table:table-cell>
              <table:table-cell office:value-type="float" office:value="0.361345">
                <text:p>0.3613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">
                <text:p>-0</text:p>
              </table:table-cell>
              <table:table-cell office:value-type="float" office:value="0.186235">
                <text:p>0.1862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">
                <text:p>-0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3933">
                <text:p>0.203933</text:p>
              </table:table-cell>
              <table:table-cell office:value-type="float" office:value="0.0965517">
                <text:p>0.0965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0933">
                <text:p>0.200933</text:p>
              </table:table-cell>
              <table:table-cell office:value-type="float" office:value="0.145078">
                <text:p>0.1450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5939">
                <text:p>0.185939</text:p>
              </table:table-cell>
              <table:table-cell office:value-type="float" office:value="0.134191">
                <text:p>0.1341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79937">
                <text:p>0.179937</text:p>
              </table:table-cell>
              <table:table-cell office:value-type="float" office:value="0.136126">
                <text:p>0.1361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1928">
                <text:p>0.221928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28963">
                <text:p>0.1289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">
                <text:p>-0</text:p>
              </table:table-cell>
              <table:table-cell office:value-type="float" office:value="0.199234">
                <text:p>0.199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3933">
                <text:p>0.20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29737">
                <text:p>0.0929737</text:p>
              </table:table-cell>
              <table:table-cell office:value-type="float" office:value="0.329457">
                <text:p>0.3294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">
                <text:p>-0</text:p>
              </table:table-cell>
              <table:table-cell office:value-type="float" office:value="0.151724">
                <text:p>0.1517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419816">
                <text:p>-0.041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">
                <text:p>-0</text:p>
              </table:table-cell>
              <table:table-cell office:value-type="float" office:value="0.419355">
                <text:p>0.4193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">
                <text:p>-0</text:p>
              </table:table-cell>
              <table:table-cell office:value-type="float" office:value="0.161479">
                <text:p>0.1614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">
                <text:p>-0</text:p>
              </table:table-cell>
              <table:table-cell office:value-type="float" office:value="0.405229">
                <text:p>0.4052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5962">
                <text:p>0.125962</text:p>
              </table:table-cell>
              <table:table-cell office:value-type="float" office:value="0.545024">
                <text:p>0.5450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">
                <text:p>-0</text:p>
              </table:table-cell>
              <table:table-cell office:value-type="float" office:value="0.345865">
                <text:p>0.3458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">
                <text:p>-0</text:p>
              </table:table-cell>
              <table:table-cell office:value-type="float" office:value="0.362069">
                <text:p>0.3620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8593">
                <text:p>-0.1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">
                <text:p>-0</text:p>
              </table:table-cell>
              <table:table-cell office:value-type="float" office:value="0.123077">
                <text:p>0.123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">
                <text:p>-0</text:p>
              </table:table-cell>
              <table:table-cell office:value-type="float" office:value="0.405405">
                <text:p>0.4054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5962">
                <text:p>0.125962</text:p>
              </table:table-cell>
              <table:table-cell office:value-type="float" office:value="0.455446">
                <text:p>0.4554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2962">
                <text:p>0.122962</text:p>
              </table:table-cell>
              <table:table-cell office:value-type="float" office:value="0.42446">
                <text:p>0.424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327801">
                <text:p>0.3278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29887">
                <text:p>0.0329887</text:p>
              </table:table-cell>
              <table:table-cell office:value-type="float" office:value="0.434211">
                <text:p>0.4342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20023">
                <text:p>0.0120023</text:p>
              </table:table-cell>
              <table:table-cell office:value-type="float" office:value="0.425743">
                <text:p>0.4257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">
                <text:p>-0</text:p>
              </table:table-cell>
              <table:table-cell office:value-type="float" office:value="0.231405">
                <text:p>0.2314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">
                <text:p>-0</text:p>
              </table:table-cell>
              <table:table-cell office:value-type="float" office:value="0.186567">
                <text:p>0.1865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">
                <text:p>-0</text:p>
              </table:table-cell>
              <table:table-cell office:value-type="float" office:value="0.157258">
                <text:p>0.1572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">
                <text:p>-0</text:p>
              </table:table-cell>
              <table:table-cell office:value-type="float" office:value="0.16726">
                <text:p>0.167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60121">
                <text:p>0.1601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39958">
                <text:p>0.0239958</text:p>
              </table:table-cell>
              <table:table-cell office:value-type="float" office:value="0.0983607">
                <text:p>0.09836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03797">
                <text:p>0.1037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11857">
                <text:p>0.1118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09709">
                <text:p>0.2097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89779">
                <text:p>0.0689779</text:p>
              </table:table-cell>
              <table:table-cell office:value-type="float" office:value="0.200883">
                <text:p>0.2008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9779">
                <text:p>0.0689779</text:p>
              </table:table-cell>
              <table:table-cell office:value-type="float" office:value="-0.0940594">
                <text:p>-0.09405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98966">
                <text:p>0.098966</text:p>
              </table:table-cell>
              <table:table-cell office:value-type="float" office:value="-0.0857143">
                <text:p>-0.08571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98966">
                <text:p>0.098966</text:p>
              </table:table-cell>
              <table:table-cell office:value-type="float" office:value="-0.0708502">
                <text:p>-0.0708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82938">
                <text:p>0.1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2926">
                <text:p>0.212926</text:p>
              </table:table-cell>
              <table:table-cell office:value-type="float" office:value="-0.0459364">
                <text:p>-0.04593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90888">
                <text:p>0.290888</text:p>
              </table:table-cell>
              <table:table-cell office:value-type="float" office:value="-0.0811518">
                <text:p>-0.0811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0888">
                <text:p>0.290888</text:p>
              </table:table-cell>
              <table:table-cell office:value-type="float" office:value="-0.0785714">
                <text:p>-0.07857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90888">
                <text:p>0.290888</text:p>
              </table:table-cell>
              <table:table-cell office:value-type="float" office:value="0.00334448">
                <text:p>0.003344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90888">
                <text:p>0.290888</text:p>
              </table:table-cell>
              <table:table-cell office:value-type="float" office:value="0.289256">
                <text:p>0.2892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90888">
                <text:p>0.290888</text:p>
              </table:table-cell>
              <table:table-cell office:value-type="float" office:value="0.298851">
                <text:p>0.2988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42914">
                <text:p>0.24291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">
                <text:p>-0</text:p>
              </table:table-cell>
              <table:table-cell office:value-type="float" office:value="0.377358">
                <text:p>0.3773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">
                <text:p>-0</text:p>
              </table:table-cell>
              <table:table-cell office:value-type="float" office:value="0.283871">
                <text:p>0.2838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53975">
                <text:p>-0.05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">
                <text:p>-0</text:p>
              </table:table-cell>
              <table:table-cell office:value-type="float" office:value="0.422222">
                <text:p>0.4222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8939">
                <text:p>0.188939</text:p>
              </table:table-cell>
              <table:table-cell office:value-type="float" office:value="0.467033">
                <text:p>0.4670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">
                <text:p>-0</text:p>
              </table:table-cell>
              <table:table-cell office:value-type="float" office:value="0.504587">
                <text:p>0.5045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">
                <text:p>-0</text:p>
              </table:table-cell>
              <table:table-cell office:value-type="float" office:value="-0.180921">
                <text:p>-0.1809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269875">
                <text:p>-0.026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290888">
                <text:p>-0.290888</text:p>
              </table:table-cell>
              <table:table-cell office:value-type="float" office:value="0.229814">
                <text:p>0.2298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">
                <text:p>-0</text:p>
              </table:table-cell>
              <table:table-cell office:value-type="float" office:value="0.156757">
                <text:p>0.1567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">
                <text:p>-0</text:p>
              </table:table-cell>
              <table:table-cell office:value-type="float" office:value="0.148325">
                <text:p>0.1483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">
                <text:p>-0</text:p>
              </table:table-cell>
              <table:table-cell office:value-type="float" office:value="0.168831">
                <text:p>0.1688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79916">
                <text:p>0.0479916</text:p>
              </table:table-cell>
              <table:table-cell office:value-type="float" office:value="0.162667">
                <text:p>0.162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21928">
                <text:p>0.221928</text:p>
              </table:table-cell>
              <table:table-cell office:value-type="float" office:value="0.237705">
                <text:p>0.2377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25962">
                <text:p>0.125962</text:p>
              </table:table-cell>
              <table:table-cell office:value-type="float" office:value="0.147541">
                <text:p>0.1475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600117">
                <text:p>0.00600117</text:p>
              </table:table-cell>
              <table:table-cell office:value-type="float" office:value="0.152985">
                <text:p>0.1529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33921">
                <text:p>0.233921</text:p>
              </table:table-cell>
              <table:table-cell office:value-type="float" office:value="0.236246">
                <text:p>0.2362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06934">
                <text:p>0.206934</text:p>
              </table:table-cell>
              <table:table-cell office:value-type="float" office:value="0.189974">
                <text:p>0.1899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97932">
                <text:p>0.197932</text:p>
              </table:table-cell>
              <table:table-cell office:value-type="float" office:value="0.111524">
                <text:p>0.1115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64943">
                <text:p>0.164943</text:p>
              </table:table-cell>
              <table:table-cell office:value-type="float" office:value="0.208791">
                <text:p>0.2087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64943">
                <text:p>0.164943</text:p>
              </table:table-cell>
              <table:table-cell office:value-type="float" office:value="0.183727">
                <text:p>0.1837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40956">
                <text:p>0.140956</text:p>
              </table:table-cell>
              <table:table-cell office:value-type="float" office:value="0.156863">
                <text:p>0.1568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08955">
                <text:p>0.2089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">
                <text:p>-0</text:p>
              </table:table-cell>
              <table:table-cell office:value-type="float" office:value="0.196347">
                <text:p>0.1963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">
                <text:p>-0</text:p>
              </table:table-cell>
              <table:table-cell office:value-type="float" office:value="0.242291">
                <text:p>0.2422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99731">
                <text:p>0.0899731</text:p>
              </table:table-cell>
              <table:table-cell office:value-type="float" office:value="0.251799">
                <text:p>0.2517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85939">
                <text:p>0.185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73945">
                <text:p>0.17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39839">
                <text:p>0.0539839</text:p>
              </table:table-cell>
              <table:table-cell office:value-type="float" office:value="0.869565">
                <text:p>0.8695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239914">
                <text:p>-0.239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137947">
                <text:p>-0.137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52941">
                <text:p>-0.15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14994">
                <text:p>-0.014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04958">
                <text:p>-0.10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989571">
                <text:p>-0.0989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">
                <text:p>-0</text:p>
              </table:table-cell>
              <table:table-cell office:value-type="float" office:value="0.205405">
                <text:p>0.2054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599762">
                <text:p>-0.0599762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20023">
                <text:p>0.0120023</text:p>
              </table:table-cell>
              <table:table-cell office:value-type="float" office:value="0.136095">
                <text:p>0.1360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0888">
                <text:p>0.290888</text:p>
              </table:table-cell>
              <table:table-cell office:value-type="float" office:value="0.170213">
                <text:p>0.1702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90888">
                <text:p>0.290888</text:p>
              </table:table-cell>
              <table:table-cell office:value-type="float" office:value="0.173529">
                <text:p>0.1735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">
                <text:p>-0</text:p>
              </table:table-cell>
              <table:table-cell office:value-type="float" office:value="0.167109">
                <text:p>0.1671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">
                <text:p>-0</text:p>
              </table:table-cell>
              <table:table-cell office:value-type="float" office:value="0.209026">
                <text:p>0.2090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90888">
                <text:p>0.290888</text:p>
              </table:table-cell>
              <table:table-cell office:value-type="float" office:value="0.208678">
                <text:p>0.2086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90888">
                <text:p>0.290888</text:p>
              </table:table-cell>
              <table:table-cell office:value-type="float" office:value="0.191781">
                <text:p>0.1917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57917">
                <text:p>0.257917</text:p>
              </table:table-cell>
              <table:table-cell office:value-type="float" office:value="0.211921">
                <text:p>0.2119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0.242236">
                <text:p>0.2422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72911">
                <text:p>0.272911</text:p>
              </table:table-cell>
              <table:table-cell office:value-type="float" office:value="0.244565">
                <text:p>0.2445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90888">
                <text:p>0.290888</text:p>
              </table:table-cell>
              <table:table-cell office:value-type="float" office:value="0.235023">
                <text:p>0.2350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90888">
                <text:p>0.290888</text:p>
              </table:table-cell>
              <table:table-cell office:value-type="float" office:value="0.265252">
                <text:p>0.2652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90888">
                <text:p>0.290888</text:p>
              </table:table-cell>
              <table:table-cell office:value-type="float" office:value="0.320574">
                <text:p>0.3205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">
                <text:p>-0</text:p>
              </table:table-cell>
              <table:table-cell office:value-type="float" office:value="0.364754">
                <text:p>0.3647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25962">
                <text:p>0.125962</text:p>
              </table:table-cell>
              <table:table-cell office:value-type="float" office:value="0.206522">
                <text:p>0.2065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7956">
                <text:p>0.137956</text:p>
              </table:table-cell>
              <table:table-cell office:value-type="float" office:value="0.21608">
                <text:p>0.216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7956">
                <text:p>0.137956</text:p>
              </table:table-cell>
              <table:table-cell office:value-type="float" office:value="0.217195">
                <text:p>0.2171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34955">
                <text:p>0.134955</text:p>
              </table:table-cell>
              <table:table-cell office:value-type="float" office:value="0.229249">
                <text:p>0.2292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3957">
                <text:p>0.1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">
                <text:p>-0</text:p>
              </table:table-cell>
              <table:table-cell office:value-type="float" office:value="0.179104">
                <text:p>0.1791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">
                <text:p>-0</text:p>
              </table:table-cell>
              <table:table-cell office:value-type="float" office:value="0.192982">
                <text:p>0.1929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22962">
                <text:p>0.12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">
                <text:p>-0</text:p>
              </table:table-cell>
              <table:table-cell office:value-type="float" office:value="0.236246">
                <text:p>0.2362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">
                <text:p>-0</text:p>
              </table:table-cell>
              <table:table-cell office:value-type="float" office:value="0.236246">
                <text:p>0.2362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">
                <text:p>-0</text:p>
              </table:table-cell>
              <table:table-cell office:value-type="float" office:value="0.150641">
                <text:p>0.1506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">
                <text:p>-0</text:p>
              </table:table-cell>
              <table:table-cell office:value-type="float" office:value="0.236246">
                <text:p>0.2362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">
                <text:p>-0</text:p>
              </table:table-cell>
              <table:table-cell office:value-type="float" office:value="0.236246">
                <text:p>0.2362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">
                <text:p>-0</text:p>
              </table:table-cell>
              <table:table-cell office:value-type="float" office:value="0.151613">
                <text:p>0.1516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">
                <text:p>-0</text:p>
              </table:table-cell>
              <table:table-cell office:value-type="float" office:value="0.23301">
                <text:p>0.233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">
                <text:p>-0</text:p>
              </table:table-cell>
              <table:table-cell office:value-type="float" office:value="0.23301">
                <text:p>0.233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">
                <text:p>-0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">
                <text:p>-0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">
                <text:p>-0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">
                <text:p>-0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">
                <text:p>-0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0.242718">
                <text:p>0.2427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">
                <text:p>-0</text:p>
              </table:table-cell>
              <table:table-cell office:value-type="float" office:value="0.242718">
                <text:p>0.2427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">
                <text:p>-0</text:p>
              </table:table-cell>
              <table:table-cell office:value-type="float" office:value="0.232258">
                <text:p>0.2322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">
                <text:p>-0</text:p>
              </table:table-cell>
              <table:table-cell office:value-type="float" office:value="0.235484">
                <text:p>0.2354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">
                <text:p>-0</text:p>
              </table:table-cell>
              <table:table-cell office:value-type="float" office:value="0.241935">
                <text:p>0.2419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">
                <text:p>-0</text:p>
              </table:table-cell>
              <table:table-cell office:value-type="float" office:value="0.241935">
                <text:p>0.2419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">
                <text:p>-0</text:p>
              </table:table-cell>
              <table:table-cell office:value-type="float" office:value="0.23871">
                <text:p>0.23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